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09cm" fo:margin-left="9.726cm" table:align="left"/>
    </style:style>
    <style:style style:name="Table1.A" style:family="table-column">
      <style:table-column-properties style:column-width="1.046cm"/>
    </style:style>
    <style:style style:name="Table1.B" style:family="table-column">
      <style:table-column-properties style:column-width="1.06cm"/>
    </style:style>
    <style:style style:name="Table1.C" style:family="table-column">
      <style:table-column-properties style:column-width="1.095cm"/>
    </style:style>
    <style:style style:name="Table1.D" style:family="table-column">
      <style:table-column-properties style:column-width="1.3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4.198cm" fo:margin-left="9.726cm" table:align="left"/>
    </style:style>
    <style:style style:name="Table2.A" style:family="table-column">
      <style:table-column-properties style:column-width="1.046cm"/>
    </style:style>
    <style:style style:name="Table2.B" style:family="table-column">
      <style:table-column-properties style:column-width="1.06cm"/>
    </style:style>
    <style:style style:name="Table2.C" style:family="table-column">
      <style:table-column-properties style:column-width="1.095cm"/>
    </style:style>
    <style:style style:name="Table2.D" style:family="table-column">
      <style:table-column-properties style:column-width="0.99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4.198cm" fo:margin-left="9.726cm" table:align="left"/>
    </style:style>
    <style:style style:name="Table3.A" style:family="table-column">
      <style:table-column-properties style:column-width="1.046cm"/>
    </style:style>
    <style:style style:name="Table3.B" style:family="table-column">
      <style:table-column-properties style:column-width="1.06cm"/>
    </style:style>
    <style:style style:name="Table3.C" style:family="table-column">
      <style:table-column-properties style:column-width="1.095cm"/>
    </style:style>
    <style:style style:name="Table3.D" style:family="table-column">
      <style:table-column-properties style:column-width="0.99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4.198cm" fo:margin-left="9.726cm" table:align="left"/>
    </style:style>
    <style:style style:name="Table4.A" style:family="table-column">
      <style:table-column-properties style:column-width="1.046cm"/>
    </style:style>
    <style:style style:name="Table4.B" style:family="table-column">
      <style:table-column-properties style:column-width="1.06cm"/>
    </style:style>
    <style:style style:name="Table4.C" style:family="table-column">
      <style:table-column-properties style:column-width="1.095cm"/>
    </style:style>
    <style:style style:name="Table4.D" style:family="table-column">
      <style:table-column-properties style:column-width="0.99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555" officeooo:paragraph-rsid="000cb555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0cb555" officeooo:paragraph-rsid="000cb55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d2ba3" officeooo:paragraph-rsid="000d2ba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eeb1c" officeooo:paragraph-rsid="000eeb1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3c2ac" officeooo:paragraph-rsid="0013c2a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4513b" officeooo:paragraph-rsid="0014513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70834" officeooo:paragraph-rsid="00170834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normal" officeooo:rsid="000ddce5" officeooo:paragraph-rsid="000ddce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d2ba3" officeooo:paragraph-rsid="000d2ba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eeb1c" officeooo:paragraph-rsid="000eeb1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f8157" officeooo:paragraph-rsid="000f815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f8157" officeooo:paragraph-rsid="00126f3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f8157" officeooo:paragraph-rsid="0016cd7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14513b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0f8157" officeooo:paragraph-rsid="000f8157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weight="normal" officeooo:rsid="000f8157" officeooo:paragraph-rsid="0016f155" style:font-weight-asian="normal" style:font-weight-complex="normal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bold" officeooo:rsid="00106a39" officeooo:paragraph-rsid="00106a39" style:font-weight-asian="bold" style:font-weight-complex="bold"/>
    </style:style>
    <style:style style:name="P19" style:family="paragraph" style:parent-style-name="Text_20_body">
      <style:text-properties officeooo:paragraph-rsid="0016f155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126f30"/>
    </style:style>
    <style:style style:name="P22" style:family="paragraph" style:parent-style-name="Table_20_Contents">
      <style:paragraph-properties fo:text-align="start" style:justify-single-word="false"/>
      <style:text-properties officeooo:paragraph-rsid="00164b90"/>
    </style:style>
    <style:style style:name="P23" style:family="paragraph" style:parent-style-name="Table_20_Contents">
      <style:paragraph-properties fo:text-align="start" style:justify-single-word="false"/>
      <style:text-properties officeooo:paragraph-rsid="0016cd7a"/>
    </style:style>
    <style:style style:name="P24" style:family="paragraph" style:parent-style-name="Table_20_Contents">
      <style:paragraph-properties fo:text-align="start" style:justify-single-word="false"/>
      <style:text-properties officeooo:rsid="000eeb1c" officeooo:paragraph-rsid="000eeb1c"/>
    </style:style>
    <style:style style:name="P25" style:family="paragraph" style:parent-style-name="Table_20_Contents">
      <style:paragraph-properties fo:text-align="start" style:justify-single-word="false"/>
      <style:text-properties officeooo:rsid="000eeb1c" officeooo:paragraph-rsid="00126f30"/>
    </style:style>
    <style:style style:name="P26" style:family="paragraph" style:parent-style-name="Table_20_Contents">
      <style:paragraph-properties fo:text-align="start" style:justify-single-word="false"/>
      <style:text-properties officeooo:rsid="000eeb1c" officeooo:paragraph-rsid="00164b90"/>
    </style:style>
    <style:style style:name="P27" style:family="paragraph" style:parent-style-name="Table_20_Contents">
      <style:paragraph-properties fo:text-align="start" style:justify-single-word="false"/>
      <style:text-properties officeooo:rsid="000eeb1c" officeooo:paragraph-rsid="0016cd7a"/>
    </style:style>
    <style:style style:name="P28" style:family="paragraph" style:parent-style-name="Table_20_Contents">
      <style:paragraph-properties fo:text-align="start" style:justify-single-word="false"/>
      <style:text-properties officeooo:rsid="00126f30" officeooo:paragraph-rsid="00126f30"/>
    </style:style>
    <style:style style:name="P29" style:family="paragraph" style:parent-style-name="Table_20_Contents">
      <style:paragraph-properties fo:text-align="start" style:justify-single-word="false"/>
      <style:text-properties officeooo:rsid="00126f30" officeooo:paragraph-rsid="00164b90"/>
    </style:style>
    <style:style style:name="P30" style:family="paragraph" style:parent-style-name="Table_20_Contents">
      <style:paragraph-properties fo:text-align="start" style:justify-single-word="false"/>
      <style:text-properties officeooo:rsid="00164b90" officeooo:paragraph-rsid="00164b90"/>
    </style:style>
    <style:style style:name="P31" style:family="paragraph" style:parent-style-name="Table_20_Contents">
      <style:paragraph-properties fo:text-align="start" style:justify-single-word="false"/>
      <style:text-properties officeooo:rsid="00164b90" officeooo:paragraph-rsid="0016cd7a"/>
    </style:style>
    <style:style style:name="P32" style:family="paragraph" style:parent-style-name="Table_20_Contents">
      <style:paragraph-properties fo:text-align="start" style:justify-single-word="false"/>
      <style:text-properties officeooo:rsid="0016cd7a" officeooo:paragraph-rsid="0016cd7a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0eeb1c" officeooo:paragraph-rsid="000eeb1c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0eeb1c" officeooo:paragraph-rsid="00126f30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0f8157" officeooo:paragraph-rsid="000f815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13c2ac" officeooo:paragraph-rsid="0013c2ac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170834" officeooo:paragraph-rsid="0014513b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170834" officeooo:paragraph-rsid="00170834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1cf672" officeooo:paragraph-rsid="001cf672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20a1dd" officeooo:paragraph-rsid="0020a1dd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bold" officeooo:rsid="0013c2ac" officeooo:paragraph-rsid="0013c2ac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rsid="0013c2ac" officeooo:paragraph-rsid="002819a2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13c2ac" officeooo:paragraph-rsid="0028c36b" style:font-weight-asian="bold" style:font-weight-complex="bold"/>
    </style:style>
    <style:style style:name="P44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170834" officeooo:paragraph-rsid="00170834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14513b" officeooo:paragraph-rsid="0014513b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weight="normal" officeooo:rsid="0014513b" officeooo:paragraph-rsid="0016cd7a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rsid="00170834" officeooo:paragraph-rsid="00170834" style:font-weight-asian="normal" style:font-weight-complex="normal"/>
    </style:style>
    <style:style style:name="T1" style:family="text">
      <style:text-properties officeooo:rsid="000d2ba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2ba3" style:font-weight-asian="normal" style:font-weight-complex="normal"/>
    </style:style>
    <style:style style:name="T4" style:family="text">
      <style:text-properties fo:font-weight="normal" officeooo:rsid="000ddce5" style:font-weight-asian="normal" style:font-weight-complex="normal"/>
    </style:style>
    <style:style style:name="T5" style:family="text">
      <style:text-properties fo:font-weight="normal" officeooo:rsid="00126f30" style:font-weight-asian="normal" style:font-weight-complex="normal"/>
    </style:style>
    <style:style style:name="T6" style:family="text">
      <style:text-properties fo:font-weight="normal" officeooo:rsid="00243bb9" style:font-weight-asian="normal" style:font-weight-complex="normal"/>
    </style:style>
    <style:style style:name="T7" style:family="text">
      <style:text-properties fo:font-weight="normal" officeooo:rsid="0025a4e9" style:font-weight-asian="normal" style:font-weight-complex="normal"/>
    </style:style>
    <style:style style:name="T8" style:family="text">
      <style:text-properties fo:font-weight="bold" officeooo:rsid="0014513b" style:font-weight-asian="bold" style:font-weight-complex="bold"/>
    </style:style>
    <style:style style:name="T9" style:family="text">
      <style:text-properties officeooo:rsid="001cf672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officeooo:rsid="001cf672"/>
    </style:style>
    <style:style style:name="T12" style:family="text">
      <style:text-properties style:font-name="Liberation Serif1" fo:font-size="18pt" style:font-size-asian="18pt" style:font-size-complex="18pt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1cf672"/>
    </style:style>
    <style:style style:name="T15" style:family="text">
      <style:text-properties style:font-name="Liberation Serif" fo:font-size="16pt" style:font-size-asian="16pt" style:font-size-complex="16pt"/>
    </style:style>
    <style:style style:name="T16" style:family="text">
      <style:text-properties officeooo:rsid="00243b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hine Data Lear<text:span text:style-name="T1">ning Assignment5 Part2</text:span></text:p>
      <text:p text:style-name="P2"><text:tab/><text:span text:style-name="T3">201810111</text:span><text:span text:style-name="T4">6</text:span></text:p>
      <text:p text:style-name="P8">Lakshmi Madhuri Yarava</text:p>
      <text:p text:style-name="P9"/>
      <text:p text:style-name="P3"/>
      <text:p text:style-name="P4">Question 1:-</text:p>
      <text:p text:style-name="P4"><text:tab/></text:p>
      <text:p text:style-name="P10"><text:tab/>Target <text:s/>is in (1,1) cell <text:s text:c="6"/></text:p>
      <text:p text:style-name="P10"><text:tab/>Given that observation is o6 ,then initial belief state belief will be :-</text:p>
      <text:p text:style-name="P11">As we now , o6 is the observation when the target is not in the 1-neighbourhood of the</text:p>
      <text:p text:style-name="P11">agent.</text:p>
      <text:p text:style-name="P11">Then, the possible start states are those states where agent_position and</text:p>
      <text:p text:style-name="P11">target_position are not adjacent to each other.</text:p>
      <text:p text:style-name="P15">The agent can be at any of these locations: (0,0) (2,0) (2,2) or (0,2)</text:p>
      <text:p text:style-name="P11"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4">1</text:p>
          </table:table-cell>
          <table:table-cell table:style-name="Table1.D1" office:value-type="string">
            <text:p text:style-name="P24">2 </text:p>
          </table:table-cell>
        </table:table-row>
        <table:table-row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A</text:p>
          </table:table-cell>
          <table:table-cell table:style-name="Table1.A2" office:value-type="string">
            <text:p text:style-name="P20"/>
          </table:table-cell>
          <table:table-cell table:style-name="Table1.D2" office:value-type="string">
            <text:p text:style-name="P24">A</text:p>
          </table:table-cell>
        </table:table-row>
        <table:table-row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4"><text:s text:c="2"/>T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A</text:p>
          </table:table-cell>
          <table:table-cell table:style-name="Table1.A2" office:value-type="string">
            <text:p text:style-name="P20"/>
          </table:table-cell>
          <table:table-cell table:style-name="Table1.D2" office:value-type="string">
            <text:p text:style-name="P24">A</text:p>
          </table:table-cell>
        </table:table-row>
      </table:table>
      <text:p text:style-name="P10"/>
      <text:p text:style-name="P10"/>
      <text:p text:style-name="P10">Hence, for any state s where</text:p>
      <text:p text:style-name="P10">agent_position is one of [(0, 0), (0, 2), (2, 0), (2, 2)], and target_position is (1, 1)</text:p>
      <text:p text:style-name="P10">and call_active is either True or False.</text:p>
      <text:p text:style-name="P18">Question 2:-</text:p>
      <text:p text:style-name="P18"><text:tab/><text:span text:style-name="T5">Agent in (0,1) and target in neighbourhood</text:span></text:p>
      <text:p text:style-name="P10"/>
      <text:p text:style-name="P12">Here, target_pos is one of (0, 1), (0, 0), (0, 2) or (1, 1) since it is in the 1-neighbourhood</text:p>
      <text:p text:style-name="P12">of (0, 1).</text:p>
      <text:p text:style-name="P12"/>
      <text:p text:style-name="P12">There are hence 4 states that fit the given general form. In the initial belief state, the</text:p>
      <text:p text:style-name="P12">belief value for each of these 4 states is 1/4 and the belief value for the rest is 0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1</text:p>
          </table:table-cell>
          <table:table-cell table:style-name="Table2.D1" office:value-type="string">
            <text:p text:style-name="P25">2 </text:p>
          </table:table-cell>
        </table:table-row>
        <table:table-row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8">T</text:p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8">A</text:p>
          </table:table-cell>
          <table:table-cell table:style-name="Table2.A2" office:value-type="string">
            <text:p text:style-name="P25"><text:s text:c="2"/>T</text:p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5">2</text:p>
          </table:table-cell>
          <table:table-cell table:style-name="Table2.A2" office:value-type="string">
            <text:p text:style-name="P28">T</text:p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5"/>
          </table:table-cell>
        </table:table-row>
      </table:table>
      <text:p text:style-name="P34"/>
      <text:p text:style-name="P5">Question 3:-</text:p>
      <text:p text:style-name="P5"><text:span text:style-name="T6">For question 1:-</text:span></text:p>
      <text:p text:style-name="P5"><text:span text:style-name="T6">-------------------------------------------------------------</text:span></text:p>
      <text:p text:style-name="P5"><text:span text:style-name="T6"><text:s/>#Simulations <text:s/>| Exp Total Reward | 95% Confidence Interval</text:span></text:p>
      <text:p text:style-name="P5"><text:span text:style-name="T6">-------------------------------------------------------------</text:span></text:p>
      <text:p text:style-name="P5"><text:span text:style-name="T6"><text:s/>1000 <text:s text:c="11"/>2.28835 <text:s text:c="11"/>(2.18584, 2.39086)</text:span></text:p>
      <text:p text:style-name="P5"><text:span text:style-name="T6">-------------------------------------------------------------</text:span></text:p>
      <text:p text:style-name="P5"><text:span text:style-name="T6"/></text:p>
      <text:p text:style-name="P42"><text:span text:style-name="T6"><text:tab/></text:span></text:p>
      <text:p text:style-name="P42"><text:span text:style-name="T6"/></text:p>
      <text:p text:style-name="P42"><text:soft-page-break/><text:span text:style-name="T7">For question 2:-</text:span></text:p>
      <text:p text:style-name="P43"><text:span text:style-name="T7">-------------------------------------------------------------</text:span></text:p>
      <text:p text:style-name="P43"><text:span text:style-name="T7"><text:s/>#Simulations <text:s/>| Exp Total Reward | 95% Confidence Interval</text:span></text:p>
      <text:p text:style-name="P43"><text:span text:style-name="T7">-------------------------------------------------------------</text:span></text:p>
      <text:p text:style-name="P43"><text:span text:style-name="T7"><text:s/>1000 <text:s text:c="11"/>6.06428 <text:s text:c="11"/>(5.98815, 6.1404)</text:span></text:p>
      <text:p text:style-name="P43"><text:span text:style-name="T7">-------------------------------------------------------------<text:tab/><text:tab/><text:tab/></text:span></text:p>
      <text:p text:style-name="P5"><text:span text:style-name="T7"><text:tab/></text:span></text:p>
      <text:p text:style-name="P36"/>
      <text:p text:style-name="P6">Question 4:-</text:p>
      <text:p text:style-name="P14"><text:span text:style-name="T8"><text:tab/></text:span><text:span text:style-name="T2">Case 1: the agent is in (0,1): probability 0.6 </text:span></text:p>
      <text:p text:style-name="Text_20_body"/>
      <text:p text:style-name="P19"/>
      <text:p text:style-name="P16">Here, from the figure,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6">0</text:p>
          </table:table-cell>
          <table:table-cell table:style-name="Table3.A1" office:value-type="string">
            <text:p text:style-name="P26">1</text:p>
          </table:table-cell>
          <table:table-cell table:style-name="Table3.D1" office:value-type="string">
            <text:p text:style-name="P26">2 </text:p>
          </table:table-cell>
        </table:table-row>
        <table:table-row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30">o5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30">o6</text:p>
          </table:table-cell>
        </table:table-row>
        <table:table-row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9">A</text:p>
          </table:table-cell>
          <table:table-cell table:style-name="Table3.A2" office:value-type="string">
            <text:p text:style-name="P26"/>
          </table:table-cell>
          <table:table-cell table:style-name="Table3.D2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6">2</text:p>
          </table:table-cell>
          <table:table-cell table:style-name="Table3.A2" office:value-type="string">
            <text:p text:style-name="P30">o3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30">o6</text:p>
          </table:table-cell>
        </table:table-row>
      </table:table>
      <text:p text:style-name="Text_20_body">probability of observing o6 given agent is at (0,1) = 0.5 </text:p>
      <text:p text:style-name="Text_20_body">probability of observing o3 given agent is at (0,1) = 0.25 </text:p>
      <text:p text:style-name="Text_20_body">probability of observing o5 given agent is at (0,1) = 0.25 </text:p>
      <text:p text:style-name="Text_20_body">Case 2: The agent is in (2,1): probability 0.4 </text:p>
      <text:p text:style-name="P45">Here, from the figure, 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7">0</text:p>
          </table:table-cell>
          <table:table-cell table:style-name="Table4.A1" office:value-type="string">
            <text:p text:style-name="P27">1</text:p>
          </table:table-cell>
          <table:table-cell table:style-name="Table4.D1" office:value-type="string">
            <text:p text:style-name="P27">2 </text:p>
          </table:table-cell>
        </table:table-row>
        <table:table-row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31">o5</text:p>
          </table:table-cell>
          <table:table-cell table:style-name="Table4.A2" office:value-type="string">
            <text:p text:style-name="P23"/>
          </table:table-cell>
          <table:table-cell table:style-name="Table4.D2" office:value-type="string">
            <text:p text:style-name="P31">o6</text:p>
          </table:table-cell>
        </table:table-row>
        <table:table-row>
          <table:table-cell table:style-name="Table4.A2" office:value-type="string">
            <text:p text:style-name="P27">1</text:p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7"/>
          </table:table-cell>
          <table:table-cell table:style-name="Table4.D2" office:value-type="string">
            <text:p text:style-name="P32">A</text:p>
          </table:table-cell>
        </table:table-row>
        <table:table-row>
          <table:table-cell table:style-name="Table4.A2" office:value-type="string">
            <text:p text:style-name="P27">2</text:p>
          </table:table-cell>
          <table:table-cell table:style-name="Table4.A2" office:value-type="string">
            <text:p text:style-name="P31">o3</text:p>
          </table:table-cell>
          <table:table-cell table:style-name="Table4.A2" office:value-type="string">
            <text:p text:style-name="P23"/>
          </table:table-cell>
          <table:table-cell table:style-name="Table4.D2" office:value-type="string">
            <text:p text:style-name="P31">o6</text:p>
          </table:table-cell>
        </table:table-row>
      </table:table>
      <text:p text:style-name="P46"><text:s/></text:p>
      <text:p text:style-name="Text_20_body">probability of observing o6 given agent is at (2,1) = 0.5 </text:p>
      <text:p text:style-name="Text_20_body">probability of observing o3 given agent is at (2,1) = 0.25 </text:p>
      <text:p text:style-name="Text_20_body">probability of observing o5 given agent is at (2,1) = 0.25 </text:p>
      <text:p text:style-name="Text_20_body">From the above two cases </text:p>
      <text:p text:style-name="Text_20_body">Total probability of observing o6 = 0.5*0.6 + 0.5*0.4 = 0.5 </text:p>
      <text:p text:style-name="Text_20_body">Total probability of observing o3 = 0.25*0.6 + 0.25*0.4 = 0.25 </text:p>
      <text:p text:style-name="Text_20_body">Total probability of observing o5 = 0.25*0.6 + 0.25*0.4 = 0.25 </text:p>
      <text:p text:style-name="P17">Therefore, the observation, o6 is most likely to be observed.</text:p>
      <text:p text:style-name="P37"/>
      <text:p text:style-name="P7">Question 5 :-</text:p>
      <text:p text:style-name="P7"><text:soft-page-break/><text:tab/><text:span text:style-name="T2">If there are A actions, O observations and T horizon, the number of policy trees P is</text:span></text:p>
      <text:p text:style-name="P38">given by:</text:p>
      <text:p text:style-name="P38"/>
      <text:p text:style-name="P38">P = |A| <text:span text:style-name="T11">ˆ</text:span><text:span text:style-name="T14">N</text:span></text:p>
      <text:p text:style-name="P39"><text:span text:style-name="T13">where N is:-</text:span></text:p>
      <text:p text:style-name="P39"><text:span text:style-name="T13"><text:tab/> <text:s text:c="2"/></text:span></text:p>
      <text:p text:style-name="P39"><text:span text:style-name="T13"><text:s text:c="17"/>T-1</text:span></text:p>
      <text:p text:style-name="P39"><text:span text:style-name="T13"><text:tab/></text:span><text:span text:style-name="T15">N</text:span><text:span text:style-name="T13">=</text:span><text:span text:style-name="T12">Σ</text:span><text:span text:style-name="T13"><text:tab/> <text:s/>( |O|-1 )%( |O|-1 )</text:span></text:p>
      <text:p text:style-name="P38"><text:tab/> <text:s text:c="4"/><text:span text:style-name="T9">i=0</text:span></text:p>
      <text:p text:style-name="P38"/>
      <text:p text:style-name="P38"/>
      <text:p text:style-name="P38">From the formula, we can see that the number of trees obtained is dependent on the</text:p>
      <text:p text:style-name="P38">horizon T . The value of P monotonously increases as the value of T increases.</text:p>
      <text:p text:style-name="P38"/>
      <text:p text:style-name="P47">Here, by running the pomdp solver on the pomdp file (uniform start states), we get </text:p>
      <text:p text:style-name="P38">-------------------------------------------------------------------------------</text:p>
      <text:p text:style-name="P38"><text:s/>Time <text:s text:c="2"/>|#Trial |#Backup |LBound <text:s text:c="3"/>|UBound <text:s text:c="3"/>|Precision <text:s/>|#Alphas |#Beliefs</text:p>
      <text:p text:style-name="P38">-------------------------------------------------------------------------------</text:p>
      <text:p text:style-name="P44"><text:s/>0.78 <text:s text:c="3"/>154 <text:s text:c="4"/>1481 <text:s text:c="4"/>2.32531 <text:s text:c="3"/>2.32629 <text:s text:c="3"/>0.000983529 213 <text:s text:c="5"/>224</text:p>
      <text:p text:style-name="P38"/>
      <text:p text:style-name="P40">Here , T=154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0:37:39.630962148</meta:creation-date>
    <meta:generator>LibreOffice/6.0.7.3$Linux_X86_64 LibreOffice_project/00m0$Build-3</meta:generator>
    <dc:date>2020-05-03T09:59:44.933484890</dc:date>
    <meta:editing-duration>PT4H22M3S</meta:editing-duration>
    <meta:editing-cycles>27</meta:editing-cycles>
    <meta:document-statistic meta:table-count="4" meta:image-count="0" meta:object-count="0" meta:page-count="3" meta:paragraph-count="114" meta:word-count="507" meta:character-count="3196" meta:non-whitespace-character-count="2636"/>
  </office:meta>
</office:document-meta>
</file>